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language="ru" fo:country="RU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language="ru" fo:country="RU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background-color="#000000"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fo:background-color="#000000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urrierNew" fo:font-size="12pt" style:font-size-asian="12pt" style:font-size-complex="12pt"/>
    </style:style>
    <style:style style:name="P15" style:family="paragraph" style:parent-style-name="Standard">
      <style:text-properties fo:color="#7f0055" style:font-name="Monospace" fo:font-size="10pt" fo:language="ru" fo:country="RU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break-before="page"/>
      <style:text-properties fo:font-size="12pt" fo:language="ru" fo:country="RU" style:font-size-asian="12pt" style:font-size-complex="12pt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Standard">
      <style:text-properties fo:font-size="14pt" fo:language="ru" fo:country="RU" style:font-size-asian="14pt" style:font-size-complex="14pt"/>
    </style:style>
    <style:style style:name="P25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Arial1" fo:font-size="10pt" fo:language="ru" fo:country="RU" fo:font-weight="bold" style:font-size-asian="10pt" style:font-weight-asian="bold" style:font-size-complex="10pt" style:font-weight-complex="bold"/>
    </style:style>
    <style:style style:name="P26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Heading_20_2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8" style:family="paragraph" style:parent-style-name="Heading_20_2" style:list-style-name="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9" style:family="paragraph" style:parent-style-name="Heading_20_2">
      <style:text-properties fo:font-size="14pt" style:font-size-asian="14pt" style:font-size-complex="14pt"/>
    </style:style>
    <style:style style:name="P30" style:family="paragraph" style:parent-style-name="Heading_20_2">
      <style:paragraph-properties fo:break-before="pag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31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background-color="#0084d1"/>
    </style:style>
    <style:style style:name="T5" style:family="text">
      <style:text-properties fo:color="#000000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fo:language="ru" fo:country="RU" fo:font-weight="bold" style:font-weight-asian="bold" style:font-weight-complex="bold"/>
    </style:style>
    <style:style style:name="T12" style:family="text">
      <style:text-properties fo:color="#646464"/>
    </style:style>
    <style:style style:name="T13" style:family="text">
      <style:text-properties fo:color="#2a00ff"/>
    </style:style>
    <style:style style:name="T14" style:family="text">
      <style:text-properties fo:background-color="transparent"/>
    </style:style>
    <style:style style:name="T15" style:family="text">
      <style:text-properties fo:color="#83caf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Самое первое web-приложение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Самое первое web-приложение<text:tab/>1</text:p>
          <text:p text:style-name="P22">Самый настоящий «Hello, World!»<text:tab/>1</text:p>
          <text:p text:style-name="P22">HelloWorldServlet.java<text:tab/>2</text:p>
          <text:p text:style-name="P22">Дескриптор (web.xml)<text:tab/>3</text:p>
          <text:p text:style-name="P22">Скрипт сборки (build.xml)<text:tab/>3</text:p>
          <text:p text:style-name="P22">Развёртываем (деплоим) <text:tab/>6</text:p>
          <text:p text:style-name="P22">Проверяем, что всё работает<text:tab/>6</text:p>
        </text:index-body>
      </text:table-of-content>
      <text:h text:style-name="P26" text:outline-level="2">Самый настоящий «Hello, World!»</text:h>
      <text:p text:style-name="P1">Пришло время почувствовать всё на практике. Для экспериментов будем использовать JBoss 4.2.3.</text:p>
      <text:p text:style-name="P1">Новый проект будет иметь следующую структуру (можно создать в любой IDE). Я обычно не полагаюсь на ту структуру, которую предлагают IDE для web/enterprise приложений (они делают это так, как им нравится), у меня есть своя, проверенная опытом структура проекта:</text:p>
      <text:p text:style-name="P1"/>
      <text:p text:style-name="P25">HelloProject</text:p>
      <text:p text:style-name="P3">+-<text:span text:style-name="T8">bin</text:span></text:p>
      <text:p text:style-name="P3">+-<text:span text:style-name="T8">dist</text:span></text:p>
      <text:p text:style-name="P3">+-<text:span text:style-name="T8">lib</text:span></text:p>
      <text:p text:style-name="P3">+-<text:span text:style-name="T8">ee-lib</text:span></text:p>
      <text:p text:style-name="P3"><text:s text:c="7"/>javaee.jar</text:p>
      <text:p text:style-name="P3">+-<text:span text:style-name="T8">src</text:span></text:p>
      <text:p text:style-name="P3"><text:span text:style-name="T8"><text:s text:c="3"/></text:span>+-<text:span text:style-name="T8">com</text:span></text:p>
      <text:p text:style-name="P3"><text:span text:style-name="T8"><text:s text:c="6"/></text:span>+-<text:span text:style-name="T8">company</text:span></text:p>
      <text:p text:style-name="P3"><text:s text:c="10"/>+-<text:span text:style-name="T8">hello</text:span></text:p>
      <text:p text:style-name="P3"><text:s text:c="14"/>+-<text:span text:style-name="T8">servlets</text:span></text:p>
      <text:p text:style-name="P3"><text:s text:c="20"/>HelloWorldServlet.java</text:p>
      <text:p text:style-name="P3">+-<text:span text:style-name="T8">web-res</text:span></text:p>
      <text:p text:style-name="P3"><text:s text:c="3"/>+-<text:span text:style-name="T8">WEB-INF</text:span></text:p>
      <text:p text:style-name="P3"><text:s text:c="10"/>web.xml</text:p>
      <text:p text:style-name="P3">build.xml</text:p>
      <text:p text:style-name="P21">javaee.jar содержит нужные базовые классы, но используется только на этапе компиляции, т. е. не кладётся в сборку, т. к. классы, которые в этой jar-ке определены, есть в любом сервере приложений.</text:p>
      <text:p text:style-name="P24"/>
      <text:h text:style-name="P29" text:outline-level="2">HelloWorldServlet.java</text:h>
      <text:p text:style-name="P15"/>
      <text:p text:style-name="P10"><text:span text:style-name="T11">package</text:span><text:span text:style-name="T6"> com.company.hello.servlets;</text:span></text:p>
      <text:p text:style-name="P16"/>
      <text:p text:style-name="P16"><text:span text:style-name="T10">import</text:span><text:span text:style-name="T5"> java.io.IOException;</text:span></text:p>
      <text:p text:style-name="P16"/>
      <text:p text:style-name="P16"><text:span text:style-name="T10">import</text:span><text:span text:style-name="T5"> javax.servlet.ServletException;</text:span></text:p>
      <text:p text:style-name="P16"><text:span text:style-name="T10">import</text:span><text:span text:style-name="T5"> javax.servlet.http.HttpServlet;</text:span></text:p>
      <text:p text:style-name="P16"><text:span text:style-name="T10">import</text:span><text:span text:style-name="T5"> javax.servlet.http.HttpServletRequest;</text:span></text:p>
      <text:p text:style-name="P16"><text:span text:style-name="T10">import</text:span><text:span text:style-name="T5"> javax.servlet.http.HttpServletResponse;</text:span></text:p>
      <text:p text:style-name="P16"/>
      <text:p text:style-name="P16"><text:span text:style-name="T10">public</text:span><text:span text:style-name="T5"> </text:span><text:span text:style-name="T10">class</text:span><text:span text:style-name="T5"> </text:span><text:span text:style-name="T7">HelloWorldServlet</text:span><text:span text:style-name="T5"> </text:span><text:span text:style-name="T10">extends</text:span><text:span text:style-name="T5"> HttpServlet {</text:span></text:p>
      <text:p text:style-name="P16"/>
      <text:p text:style-name="P16"><text:span text:style-name="T5"><text:tab/></text:span><text:span text:style-name="T12">@Override</text:span></text:p>
      <text:p text:style-name="P16"><text:span text:style-name="T5"><text:tab/></text:span><text:span text:style-name="T10">protected</text:span><text:span text:style-name="T5"> </text:span><text:span text:style-name="T10">void</text:span><text:span text:style-name="T5"> doGet(HttpServletRequest req, HttpServletResponse resp)</text:span></text:p>
      <text:p text:style-name="P16"><text:span text:style-name="T5"><text:tab/><text:tab/><text:tab/></text:span><text:span text:style-name="T10">throws</text:span><text:span text:style-name="T5"> ServletException, IOException {</text:span></text:p>
      <text:p text:style-name="P16"><text:span text:style-name="T5"><text:tab/><text:tab/>resp.getOutputStream().println(</text:span><text:span text:style-name="T13">"&lt;html&gt;&lt;head/&gt;&lt;body&gt;&lt;h1&gt;"</text:span><text:span text:style-name="T5"> +</text:span></text:p>
      <text:p text:style-name="P16"><text:span text:style-name="T5"><text:tab/><text:tab/><text:tab/><text:tab/><text:tab/><text:tab/><text:tab/> </text:span><text:span text:style-name="T13">"Hello, World!"</text:span><text:span text:style-name="T5"> +</text:span></text:p>
      <text:p text:style-name="P16"><text:span text:style-name="T5"><text:tab/><text:tab/><text:tab/><text:tab/><text:tab/><text:tab/><text:tab/> </text:span><text:span text:style-name="T13">"&lt;/h1&gt;&lt;/body&gt;&lt;/html&gt;"</text:span><text:span text:style-name="T5">);</text:span></text:p>
      <text:p text:style-name="P17"><text:tab/>}</text:p>
      <text:p text:style-name="P17">}</text:p>
      <text:p text:style-name="Standard"/>
      <text:p text:style-name="P12">Это сервлет. Он представляет собой достаточно примитивный интерфейс для работы с входящими HTTP-запросами и является по сути дела тем самым обработчиком, про которые шла речь ранее.</text:p>
      <text:p text:style-name="P12"/>
      <text:p text:style-name="P12">Некоторые всерьез полагают, что в сервлетах нужно писать генерацию HTML-страницы. Это не так. В общем случае, сервлеты используются как диспетчеры запросов и переадресуют обработку внутрь приложения, но в нашем случае мы просто распечатаем сообщение.</text:p>
      <text:p text:style-name="P12"/>
      <text:p text:style-name="P12">Как следует из кода, метод <text:span text:style-name="T8">doGet()</text:span> вызовется при выполнении GET-запроса. В этом же классе можно переопределить и другие методы, соответствующие разным видам HTTP-запросов. PUT/DELETE/HEAD/POST... Чаще всего нужны только <text:span text:style-name="T8">doGet()</text:span> и <text:span text:style-name="T8">doPost()</text:span>. Часто делают даже так, чтобы <text:span text:style-name="T8">doGet()</text:span> вызывал <text:span text:style-name="T8">doPost()</text:span> или наоборот, если есть желание обрабатывать эти два запроса аналогично.</text:p>
      <text:h text:style-name="P28" text:outline-level="2"/>
      <text:h text:style-name="P30" text:outline-level="2">Дескриптор (web.xml)</text:h>
      <text:p text:style-name="P7">&lt;?xml version="1.0" encoding="UTF-8"?&gt;</text:p>
      <text:p text:style-name="P5">&lt;web-app id="WebApp_ID" </text:p>
      <text:p text:style-name="P5"><text:tab/><text:tab/> version="2.5" </text:p>
      <text:p text:style-name="P5"><text:tab/><text:tab/> xmlns="http://java.sun.com/xml/ns/javaee" </text:p>
      <text:p text:style-name="P5"><text:tab/><text:tab/> xmlns:web="http://java.sun.com/xml/ns/javaee/web-app_2_5.xsd" </text:p>
      <text:p text:style-name="P5"><text:tab/><text:tab/> xmlns:xsi="http://www.w3.org/2001/XMLSchema-instance" </text:p>
      <text:p text:style-name="P5"><text:tab/><text:tab/> xsi:schemaLocation="http://java.sun.com/xml/ns/javaee http://java.sun.com/xml/ns/javaee/web-app_2_5.xsd"&gt;</text:p>
      <text:p text:style-name="P5"><text:s text:c="4"/>&lt;display-name&gt;HelloApp&lt;/display-name&gt;</text:p>
      <text:p text:style-name="P5"><text:s text:c="4"/>&lt;servlet&gt;</text:p>
      <text:p text:style-name="P4"><text:span text:style-name="T1"><text:s text:c="8"/>&lt;servlet-name&gt;</text:span><text:span text:style-name="T4">JustServletName</text:span><text:span text:style-name="T1">&lt;/servlet-name&gt;</text:span></text:p>
      <text:p text:style-name="P4"><text:span text:style-name="T1"><text:s text:c="8"/>&lt;servlet-class&gt;</text:span><text:span text:style-name="T4">com.company.hello.servlets.HelloWorldServlet</text:span><text:span text:style-name="T1">&lt;/servlet-class&gt;</text:span></text:p>
      <text:p text:style-name="P5"><text:s text:c="8"/>&lt;load-on-startup&gt;1&lt;/load-on-startup&gt;</text:p>
      <text:p text:style-name="P5"><text:s text:c="4"/>&lt;/servlet&gt;</text:p>
      <text:p text:style-name="P5"><text:s text:c="4"/>&lt;servlet-mapping&gt;</text:p>
      <text:p text:style-name="P4"><text:span text:style-name="T1"><text:s text:c="8"/>&lt;servlet-name&gt;</text:span><text:span text:style-name="T4">JustServletName</text:span><text:span text:style-name="T1">&lt;/servlet-name&gt;</text:span></text:p>
      <text:p text:style-name="P4"><text:span text:style-name="T1"><text:s text:c="8"/>&lt;url-pattern&gt;</text:span><text:span text:style-name="T4">/say/*</text:span><text:span text:style-name="T1">&lt;/url-pattern&gt;</text:span></text:p>
      <text:p text:style-name="P5"><text:s text:c="4"/>&lt;/servlet-mapping&gt;</text:p>
      <text:p text:style-name="P5">&lt;/web-app&gt;</text:p>
      <text:p text:style-name="P18"><text:span text:style-name="T1">Вот простой дескриптора, в котором мы объявили всего один сервлет и связали его с URL </text:span><text:span text:style-name="T2">/say/*</text:span><text:span text:style-name="T1">. Имя сервлета нужно для того, чтобы связать две секции – объявление и mapping, это имя может быть произвольным. Один и тот же сервлет может иметь несколько mapping'ов.</text:span></text:p>
      <text:p text:style-name="P19"/>
      <text:p text:style-name="P20">Дескриптор в war-файле может быть только один. По мере необходимости его нужно расширять новыми объявлениями, но как станет ясно в дальнейшем, он не будет меняться часто.</text:p>
      <text:p text:style-name="P19"/>
      <text:p text:style-name="P19">Осталось всё это собрать.</text:p>
      <text:h text:style-name="P27" text:outline-level="2">Скрипт сборки (build.xml)</text:h>
      <text:p text:style-name="P2">Будем использовать Ant. Делать будем следующее. Необходимо получить следующую сборку (содержимое WAR-файла):</text:p>
      <text:p text:style-name="P6"><text:soft-page-break/>META-INF</text:p>
      <text:p text:style-name="P6"><text:s text:c="4"/>MANIFEST.MF <text:span text:style-name="T15">// Ant сам это сгенерит</text:span></text:p>
      <text:p text:style-name="P6">WEB-INF</text:p>
      <text:p text:style-name="P6">+-lib <text:span text:style-name="T15">// Библиотек у нас пока нет, но они кладутся в эту директорию</text:span></text:p>
      <text:p text:style-name="P6">+-classes</text:p>
      <text:p text:style-name="P6"><text:s text:c="3"/>+-com</text:p>
      <text:p text:style-name="P6"><text:s text:c="6"/>+-company</text:p>
      <text:p text:style-name="P6"><text:s text:c="9"/>+-hello</text:p>
      <text:p text:style-name="P6"><text:s text:c="12"/>+-servlets</text:p>
      <text:p text:style-name="P6"><text:s text:c="19"/>HelloSorldServlet.class</text:p>
      <text:p text:style-name="P6"><text:s text:c="4"/>web.xml</text:p>
      <text:p text:style-name="P2"/>
      <text:p text:style-name="P2">Следующий скрипт делает всё что нужно:</text:p>
      <text:p text:style-name="P2"/>
      <text:p text:style-name="P8">&lt;project name="HelloProject" basedir="." default="build-web"&gt;</text:p>
      <text:p text:style-name="P8"/>
      <text:p text:style-name="P8"><text:s text:c="4"/>&lt;property name="eelib.dir" value="ee-lib"/&gt;</text:p>
      <text:p text:style-name="P8"><text:s text:c="4"/>&lt;property name="lib.dir" value="lib"/&gt;</text:p>
      <text:p text:style-name="P8"><text:s text:c="4"/>&lt;property name="src.dir" value="src"/&gt;</text:p>
      <text:p text:style-name="P8"><text:s text:c="4"/>&lt;property name="build.dir" value="bin"/&gt;</text:p>
      <text:p text:style-name="P8"><text:s text:c="4"/>&lt;property name="dist.dir" value="dist"/&gt;</text:p>
      <text:p text:style-name="P8"><text:s text:c="4"/>&lt;property name="tmp.dir" value="tmp"/&gt;</text:p>
      <text:p text:style-name="P8"><text:s text:c="4"/>&lt;property name="res.dir" value="web-res"/&gt;</text:p>
      <text:p text:style-name="P8"><text:s text:c="4"/>&lt;property name="pname" value="hello"/&gt;</text:p>
      <text:p text:style-name="P8"/>
      <text:p text:style-name="P8"><text:s text:c="4"/>&lt;path id="compile.classpath"&gt;</text:p>
      <text:p text:style-name="P8"><text:s text:c="8"/>&lt;fileset dir="${lib.dir}"&gt;</text:p>
      <text:p text:style-name="P8"><text:s text:c="12"/>&lt;include name="**/*.jar"/&gt;</text:p>
      <text:p text:style-name="P8"><text:s text:c="8"/>&lt;/fileset&gt;</text:p>
      <text:p text:style-name="P8"><text:s text:c="8"/>&lt;fileset dir="${eelib.dir}"&gt;</text:p>
      <text:p text:style-name="P8"><text:s text:c="12"/>&lt;include name="**/*.jar"/&gt;</text:p>
      <text:p text:style-name="P8"><text:s text:c="8"/>&lt;/fileset&gt;</text:p>
      <text:p text:style-name="P8"><text:s text:c="4"/>&lt;/path&gt;</text:p>
      <text:p text:style-name="P8"/>
      <text:p text:style-name="P8"><text:soft-page-break/><text:s text:c="4"/>&lt;target name="clean"&gt;</text:p>
      <text:p text:style-name="P8"><text:s text:c="8"/>&lt;delete dir="${dist.dir}"/&gt;</text:p>
      <text:p text:style-name="P8"><text:s text:c="8"/>&lt;delete dir="${build.dir}"/&gt;</text:p>
      <text:p text:style-name="P8"><text:s text:c="4"/>&lt;/target&gt;</text:p>
      <text:p text:style-name="P8"/>
      <text:p text:style-name="P8"><text:s text:c="4"/>&lt;target name="prepare"&gt;</text:p>
      <text:p text:style-name="P8"><text:s text:c="8"/>&lt;mkdir dir="build"/&gt;</text:p>
      <text:p text:style-name="P8"><text:s text:c="8"/>&lt;mkdir dir="dist"/&gt;</text:p>
      <text:p text:style-name="P8"><text:s text:c="4"/>&lt;/target&gt;</text:p>
      <text:p text:style-name="P8"/>
      <text:p text:style-name="P8"><text:s text:c="4"/>&lt;target name="compile" depends="clean,prepare"&gt;</text:p>
      <text:p text:style-name="P8"><text:s text:c="8"/>&lt;javac srcdir="${src.dir}" destdir="${build.dir}" debug="true"&gt;</text:p>
      <text:p text:style-name="P8"><text:s text:c="12"/>&lt;classpath refid="compile.classpath"/&gt;</text:p>
      <text:p text:style-name="P8"><text:s text:c="8"/>&lt;/javac&gt;</text:p>
      <text:p text:style-name="P8"><text:s text:c="4"/>&lt;/target&gt;</text:p>
      <text:p text:style-name="P8"/>
      <text:p text:style-name="P8"><text:s text:c="4"/>&lt;target name="build-web"&gt;</text:p>
      <text:p text:style-name="P8"><text:s text:c="8"/>&lt;mkdir dir="${tmp.dir}/WEB-INF/classes"/&gt;</text:p>
      <text:p text:style-name="P8"/>
      <text:p text:style-name="P8"><text:s text:c="8"/>&lt;copy todir="${tmp.dir}"&gt;</text:p>
      <text:p text:style-name="P8"><text:s text:c="12"/>&lt;fileset dir="${res.dir}"/&gt;</text:p>
      <text:p text:style-name="P8"><text:s text:c="8"/>&lt;/copy&gt;</text:p>
      <text:p text:style-name="P8"/>
      <text:p text:style-name="P8"><text:s text:c="8"/>&lt;copy todir="${tmp.dir}/WEB-INF/lib"&gt;</text:p>
      <text:p text:style-name="P8"><text:s text:c="12"/>&lt;fileset dir="${lib.dir}"/&gt;</text:p>
      <text:p text:style-name="P8"><text:s text:c="8"/>&lt;/copy&gt;</text:p>
      <text:p text:style-name="P8"/>
      <text:p text:style-name="P8"><text:s text:c="8"/>&lt;copy todir="${tmp.dir}/WEB-INF/classes"&gt;</text:p>
      <text:p text:style-name="P8"><text:s text:c="12"/>&lt;fileset dir="${build.dir}"/&gt;</text:p>
      <text:p text:style-name="P8"><text:s text:c="8"/>&lt;/copy&gt;</text:p>
      <text:p text:style-name="P8"/>
      <text:p text:style-name="P8"><text:s text:c="8"/>&lt;copy todir="${tmp.dir}/"&gt;</text:p>
      <text:p text:style-name="P8"><text:s text:c="12"/>&lt;fileset dir="${res.dir}"/&gt;</text:p>
      <text:p text:style-name="P8"><text:s text:c="8"/>&lt;/copy&gt;</text:p>
      <text:p text:style-name="P8"/>
      <text:p text:style-name="P8"><text:s text:c="8"/>&lt;jar destfile="${dist.dir}/${pname}.war" basedir="${tmp.dir}"/&gt;</text:p>
      <text:p text:style-name="P8"/>
      <text:p text:style-name="P8"><text:s text:c="8"/>&lt;delete dir="${tmp.dir}"/&gt;</text:p>
      <text:p text:style-name="P8"><text:s text:c="4"/>&lt;/target&gt;</text:p>
      <text:p text:style-name="P8"><text:soft-page-break/></text:p>
      <text:p text:style-name="P8">&lt;/project&gt;</text:p>
      <text:h text:style-name="P27" text:outline-level="2">Развёртываем (деплоим) </text:h>
      <text:p text:style-name="P1"><text:span text:style-name="T14">Запускаем JBoss. Для этого переходим в директорию, где он установлен, и далее в </text:span><text:span text:style-name="T9">bin</text:span><text:span text:style-name="T14">. Запускаем </text:span><text:span text:style-name="T9">run.bat</text:span><text:span text:style-name="T14">. После того, как в логе появится сообщение</text:span></text:p>
      <text:p text:style-name="P6">2010-03-13 12:34:00,759 INFO <text:s/>[org.jboss.system.server.Server] JBoss (MX MicroKernel) [4.2.3.GA (build: SVNTag=JBoss_4_2_3_GA date=200807181439)] Started in 1m:18s:116ms</text:p>
      <text:p text:style-name="P1"><text:span text:style-name="T14">файл </text:span><text:span text:style-name="T9">hello.war</text:span><text:span text:style-name="T14"> из директории </text:span><text:span text:style-name="T9">HelloProject/dist</text:span><text:span text:style-name="T14"> копируем в </text:span><text:span text:style-name="T9">%JBOSS%/server/default/deploy</text:span><text:span text:style-name="T14">.</text:span></text:p>
      <text:p text:style-name="P12">После того, как в нужной директории окажется файлик, сервер его автоматически подхватит (autodeploy) и выдаст такое сообщение в лог:</text:p>
      <text:p text:style-name="P12"/>
      <text:p text:style-name="P9">18:12:11,904 INFO <text:s/>[TomcatDeployer] deploy, ctxPath=/hello, warUrl=.../tmp/deploy/tmp8234995566681197264hello-exp.war/</text:p>
      <text:p text:style-name="P14"/>
      <text:h text:style-name="P27" text:outline-level="2">Проверяем, что всё работает</text:h>
      <text:p text:style-name="P11"><text:span text:style-name="T1">Заходим сюда </text:span><text:a xlink:type="simple" xlink:href="http://localhost:8080/hello/say"><text:span text:style-name="T3">http://localhost:8080/hello/say</text:span></text:a></text:p>
      <text:p text:style-name="P13">и наслаждаемся чудесным HTML-ным Hello, World-ом.</text:p>
      <text:p text:style-name="P13"/>
      <text:p text:style-name="P13">Удаление файла тоже будет обработано и приложение раздепло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9T22:31:07.41</dc:date>
    <meta:editing-duration>PT04H51M11S</meta:editing-duration>
    <meta:editing-cycles>207</meta:editing-cycles>
    <meta:generator>OpenOffice.org/3.2$Win32 OpenOffice.org_project/320m12$Build-9483</meta:generator>
    <meta:document-statistic meta:table-count="0" meta:image-count="0" meta:object-count="0" meta:page-count="6" meta:paragraph-count="142" meta:word-count="614" meta:character-count="6478"/>
    <meta:user-defined meta:name="Поле 1"/>
    <meta:user-defined meta:name="Поле 2"/>
    <meta:user-defined meta:name="Поле 3"/>
    <meta:user-defined meta:name="Поле 4"/>
  </office:meta>
</office:document-meta>
</file>